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, 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ρ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2747" calcext:value-type="float">
            <text:p>7.27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4554" calcext:value-type="float">
            <text:p>7.45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6144" calcext:value-type="float">
            <text:p>7.61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7656" calcext:value-type="float">
            <text:p>7.76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9207" calcext:value-type="float">
            <text:p>7.92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0621" calcext:value-type="float">
            <text:p>8.06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1936" calcext:value-type="float">
            <text:p>8.19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.337" calcext:value-type="float">
            <text:p>8.3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4724" calcext:value-type="float">
            <text:p>8.4724</text:p>
          </table:table-cell>
        </table:table-row>
        <table:table-row table:style-name="ro1">
          <table:table-cell office:value-type="string" calcext:value-type="string">
            <text:p>Panta:</text:p>
          </table:table-cell>
          <table:table-cell table:formula="of:=SLOPE([.B2:.B10];[.A2:.A10])" office:value-type="float" office:value="0.029635" calcext:value-type="float">
            <text:p>0.029635</text:p>
          </table:table-cell>
        </table:table-row>
        <table:table-row table:style-name="ro1">
          <table:table-cell office:value-type="string" calcext:value-type="string">
            <text:p>Ordonata</text:p>
          </table:table-cell>
          <table:table-cell table:formula="of:=INTERCEPT([.B2:.B10];[.A2:.A10])" office:value-type="float" office:value="6.71414444444444" calcext:value-type="float">
            <text:p>6.71414444444444</text:p>
          </table:table-cell>
        </table:table-row>
      </table:table>
      <table:table table:name="μ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81044" calcext:value-type="float">
            <text:p>6.810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73618" calcext:value-type="float">
            <text:p>5.736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94815" calcext:value-type="float">
            <text:p>4.948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3119" calcext:value-type="float">
            <text:p>4.31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75438" calcext:value-type="float">
            <text:p>3.754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31724" calcext:value-type="float">
            <text:p>3.317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96182" calcext:value-type="float">
            <text:p>2.961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62328" calcext:value-type="float">
            <text:p>2.623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34336" calcext:value-type="float">
            <text:p>2.34336</text:p>
          </table:table-cell>
        </table:table-row>
        <table:table-row table:style-name="ro1">
          <table:table-cell office:value-type="string" calcext:value-type="string">
            <text:p>Panta:</text:p>
          </table:table-cell>
          <table:table-cell table:formula="of:=SLOPE([.B2:.B10];[.A2:.A10])" office:value-type="float" office:value="-0.1072478" calcext:value-type="float">
            <text:p>-0.1072478</text:p>
          </table:table-cell>
        </table:table-row>
        <table:table-row table:style-name="ro1">
          <table:table-cell office:value-type="string" calcext:value-type="string">
            <text:p>Ordonata</text:p>
          </table:table-cell>
          <table:table-cell table:formula="of:=INTERCEPT([.B2:.B10];[.A2:.A10])" office:value-type="float" office:value="8.37955088888889" calcext:value-type="float">
            <text:p>8.3795508888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, 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18:10:34.404375463</meta:creation-date>
    <dc:date>2024-05-19T18:26:59.957618057</dc:date>
    <meta:editing-duration>PT16M23S</meta:editing-duration>
    <meta:editing-cycles>6</meta:editing-cycles>
    <meta:generator>LibreOffice/7.6.6.3$Linux_X86_64 LibreOffice_project/60$Build-3</meta:generator>
    <meta:document-statistic meta:table-count="2" meta:cell-count="48" meta:object-count="0"/>
  </office:meta>
</office:document-meta>
</file>